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2cm"/>
      <style:paragraph-properties style:writing-mode="lr-tb"/>
    </style:style>
    <style:style style:name="gr2" style:family="graphic" style:parent-style-name="standard">
      <style:graphic-properties draw:textarea-vertical-align="middl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543cm"/>
      <style:paragraph-properties style:writing-mode="lr-tb"/>
    </style:style>
    <style:style style:name="gr5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none" draw:fill-color="#ffffff"/>
      <style:text-properties fo:font-size="16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paragraph-properties fo:text-align="start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color="#ff420e"/>
    </style:style>
    <style:style style:name="T1" style:family="text">
      <style:text-properties fo:font-size="16pt" style:font-size-asian="22pt" style:font-size-complex="22pt"/>
    </style:style>
    <style:style style:name="T2" style:family="text">
      <style:text-properties fo:font-size="16pt"/>
    </style:style>
    <style:style style:name="T3" style:family="text">
      <style:text-properties fo:color="#ff420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cm" svg:height="0.882cm" svg:x="11cm" svg:y="3.9cm">
          <draw:text-box>
            <text:p><text:span text:style-name="T1">Contact</text:span></text:p>
          </draw:text-box>
        </draw:frame>
        <draw:rect draw:style-name="gr2" draw:text-style-name="P3" draw:layer="layout" svg:width="8cm" svg:height="6.1cm" svg:x="10.8cm" svg:y="4.8cm">
          <text:p text:style-name="P2"><text:span text:style-name="T1">string nom</text:span></text:p>
          <text:p text:style-name="P2"><text:span text:style-name="T1">string prenom</text:span></text:p>
          <text:p text:style-name="P2"><text:span text:style-name="T1">string entreprise</text:span></text:p>
          <text:p text:style-name="P2"><text:span text:style-name="T1">string telephone</text:span></text:p>
          <text:p text:style-name="P2"><text:span text:style-name="T1">string mail</text:span></text:p>
          <text:p text:style-name="P2"><text:span text:style-name="T1">string uriPhoto</text:span></text:p>
          <text:p text:style-name="P2"><text:span text:style-name="T1">Date dateCreation</text:span></text:p>
          <text:p text:style-name="P2"><text:span text:style-name="T1">Date dateModification</text:span></text:p>
          <text:p text:style-name="P2"><text:span text:style-name="T1">list &lt;Interaction*&gt; interactions</text:span></text:p>
        </draw:rect>
        <draw:line draw:style-name="gr3" draw:text-style-name="P4" draw:layer="layout" svg:x1="14.475cm" svg:y1="1.5cm" svg:x2="15.975cm" svg:y2="1.5cm">
          <text:p/>
        </draw:line>
        <draw:frame draw:style-name="gr4" draw:text-style-name="P5" draw:layer="layout" svg:width="2.043cm" svg:height="0.882cm" svg:x="16.075cm" svg:y="1.137cm">
          <draw:text-box>
            <text:p><text:span text:style-name="T2">Utilise</text:span></text:p>
          </draw:text-box>
        </draw:frame>
        <draw:line draw:style-name="gr5" draw:text-style-name="P6" draw:layer="layout" svg:x1="14.475cm" svg:y1="2.4cm" svg:x2="15.975cm" svg:y2="2.4cm">
          <text:p/>
        </draw:line>
        <draw:frame draw:style-name="gr6" draw:text-style-name="P5" draw:layer="layout" svg:width="3.423cm" svg:height="1.163cm" svg:x="16.077cm" svg:y="1.9cm">
          <draw:text-box>
            <text:p><text:span text:style-name="T2">Référence</text:span></text:p>
          </draw:text-box>
        </draw:frame>
        <draw:frame draw:style-name="gr7" draw:text-style-name="P5" draw:layer="layout" svg:width="4.871cm" svg:height="2.237cm" svg:x="1.829cm" svg:y="2.1cm">
          <draw:text-box>
            <text:p><text:span text:style-name="T2">GestionContact</text:span></text:p>
          </draw:text-box>
        </draw:frame>
        <draw:frame draw:style-name="gr8" draw:text-style-name="P5" draw:layer="layout" svg:width="1.692cm" svg:height="0.882cm" svg:x="1.2cm" svg:y="8.7cm">
          <draw:text-box>
            <text:p><text:span text:style-name="T2">Date</text:span></text:p>
          </draw:text-box>
        </draw:frame>
        <draw:frame draw:style-name="gr9" draw:text-style-name="P5" draw:layer="layout" svg:width="3.135cm" svg:height="0.882cm" svg:x="11.2cm" svg:y="12.9cm">
          <draw:text-box>
            <text:p><text:span text:style-name="T2">Interaction</text:span></text:p>
          </draw:text-box>
        </draw:frame>
        <draw:frame draw:style-name="gr10" draw:text-style-name="P5" draw:layer="layout" svg:width="1.878cm" svg:height="0.882cm" svg:x="4.8cm" svg:y="12.9cm">
          <draw:text-box>
            <text:p><text:span text:style-name="T2">Todo</text:span></text:p>
          </draw:text-box>
        </draw:frame>
        <draw:rect draw:style-name="gr2" draw:text-style-name="P7" draw:layer="layout" svg:width="8.1cm" svg:height="1.6cm" svg:x="2.1cm" svg:y="3cm">
          <text:p text:style-name="P2"><text:span text:style-name="T2">list&lt;Contact*&gt; contacts</text:span></text:p>
          <text:p text:style-name="P2"><text:span text:style-name="T2">Date dateDerniereSuppression</text:span></text:p>
        </draw:rect>
        <draw:rect draw:style-name="gr2" draw:text-style-name="P7" draw:layer="layout" svg:width="4.8cm" svg:height="2.137cm" svg:x="11.3cm" svg:y="13.663cm">
          <text:p text:style-name="P2"><text:span text:style-name="T2">Date date</text:span></text:p>
          <text:p text:style-name="P2"><text:span text:style-name="T2">string resume</text:span></text:p>
          <text:p text:style-name="P2"><text:span text:style-name="T2">list&lt;Todo*&gt; todos</text:span></text:p>
        </draw:rect>
        <draw:rect draw:style-name="gr2" draw:text-style-name="P7" draw:layer="layout" svg:width="4.322cm" svg:height="2.137cm" svg:x="4.878cm" svg:y="13.663cm">
          <text:p text:style-name="P2"><text:span text:style-name="T2">Date echeance</text:span></text:p>
          <text:p text:style-name="P2"><text:span text:style-name="T2">string contenue</text:span></text:p>
          <text:p text:style-name="P2"><text:span text:style-name="T2">bool effectue</text:span></text:p>
        </draw:rect>
        <draw:rect draw:style-name="gr2" draw:text-style-name="P7" draw:layer="layout" svg:width="2.8cm" svg:height="2.4cm" svg:x="1.2cm" svg:y="9.5cm">
          <text:p text:style-name="P2"><text:span text:style-name="T2">int jour</text:span></text:p>
          <text:p text:style-name="P2"><text:span text:style-name="T2">int mois</text:span></text:p>
          <text:p text:style-name="P2"><text:span text:style-name="T2">Int annee</text:span></text:p>
        </draw:rect>
        <draw:line draw:style-name="gr3" draw:text-style-name="P8" draw:layer="layout" svg:x1="2.4cm" svg:y1="4.4cm" svg:x2="1.9cm" svg:y2="8.7cm">
          <text:p/>
        </draw:line>
        <draw:line draw:style-name="gr3" draw:text-style-name="P8" draw:layer="layout" svg:x1="5cm" svg:y1="14.1cm" svg:x2="2.5cm" svg:y2="12.1cm">
          <text:p/>
        </draw:line>
        <draw:line draw:style-name="gr3" draw:text-style-name="P8" draw:layer="layout" svg:x1="10.9cm" svg:y1="9.4cm" svg:x2="4.1cm" svg:y2="10cm">
          <text:p/>
        </draw:line>
        <draw:line draw:style-name="gr3" draw:text-style-name="P8" draw:layer="layout" svg:x1="11.4cm" svg:y1="14cm" svg:x2="4.1cm" svg:y2="11.2cm">
          <text:p/>
        </draw:line>
        <draw:line draw:style-name="gr5" draw:text-style-name="P9" draw:layer="layout" svg:x1="11.9cm" svg:y1="10.7cm" svg:x2="12cm" svg:y2="13cm">
          <text:p/>
        </draw:line>
        <draw:line draw:style-name="gr11" draw:text-style-name="P9" draw:layer="layout" svg:x1="9.3cm" svg:y1="14.7cm" svg:x2="11.4cm" svg:y2="15.3cm">
          <text:p/>
        </draw:line>
        <draw:line draw:style-name="gr11" draw:text-style-name="P9" draw:layer="layout" svg:x1="11cm" svg:y1="4.2cm" svg:x2="9.6cm" svg:y2="3.4cm">
          <text:p/>
        </draw:line>
        <draw:frame draw:style-name="gr12" draw:text-style-name="P10" draw:layer="layout" svg:width="1.154cm" svg:height="0.687cm" svg:x="1.846cm" svg:y="4.5cm">
          <draw:text-box>
            <text:p><text:span text:style-name="T3">1</text:span></text:p>
          </draw:text-box>
        </draw:frame>
        <draw:frame draw:style-name="gr13" draw:text-style-name="P10" draw:layer="layout" svg:width="1.2cm" svg:height="0.687cm" svg:x="10.7cm" svg:y="3.413cm">
          <draw:text-box>
            <text:p><text:span text:style-name="T3">0..n</text:span></text:p>
          </draw:text-box>
        </draw:frame>
        <draw:frame draw:style-name="gr14" draw:text-style-name="P10" draw:layer="layout" svg:width="1.154cm" svg:height="1.599cm" svg:x="10.246cm" svg:y="8.9cm">
          <draw:text-box>
            <text:p><text:span text:style-name="T3">1</text:span></text:p>
          </draw:text-box>
        </draw:frame>
        <draw:frame draw:style-name="gr12" draw:text-style-name="P10" draw:layer="layout" svg:width="1.154cm" svg:height="0.687cm" svg:x="4.4cm" svg:y="13.213cm">
          <draw:text-box>
            <text:p><text:span text:style-name="T3">1</text:span></text:p>
          </draw:text-box>
        </draw:frame>
        <draw:frame draw:style-name="gr12" draw:text-style-name="P10" draw:layer="layout" svg:width="1.154cm" svg:height="0.687cm" svg:x="10.8cm" svg:y="13.313cm">
          <draw:text-box>
            <text:p><text:span text:style-name="T3">1</text:span></text:p>
          </draw:text-box>
        </draw:frame>
        <draw:frame draw:style-name="gr15" draw:text-style-name="P10" draw:layer="layout" svg:width="1.2cm" svg:height="0.8cm" svg:x="10.9cm" svg:y="12.3cm">
          <draw:text-box>
            <text:p><text:span text:style-name="T3">0..n</text:span></text:p>
          </draw:text-box>
        </draw:frame>
        <draw:frame draw:style-name="gr13" draw:text-style-name="P10" draw:layer="layout" svg:width="1.2cm" svg:height="0.687cm" svg:x="9.1cm" svg:y="14.1cm">
          <draw:text-box>
            <text:p><text:span text:style-name="T3">0..n</text:span></text:p>
          </draw:text-box>
        </draw:frame>
        <draw:frame draw:style-name="gr12" draw:text-style-name="P10" draw:layer="layout" svg:width="1.154cm" svg:height="0.687cm" svg:x="1.4cm" svg:y="7.6cm">
          <draw:text-box>
            <text:p><text:span text:style-name="T3">1</text:span></text:p>
          </draw:text-box>
        </draw:frame>
        <draw:frame draw:style-name="gr12" draw:text-style-name="P10" draw:layer="layout" svg:width="1.154cm" svg:height="0.687cm" svg:x="9.7cm" svg:y="2.9cm">
          <draw:text-box>
            <text:p><text:span text:style-name="T3">1</text:span></text:p>
          </draw:text-box>
        </draw:frame>
        <draw:frame draw:style-name="gr12" draw:text-style-name="P10" draw:layer="layout" svg:width="1.154cm" svg:height="0.687cm" svg:x="4.346cm" svg:y="9.3cm">
          <draw:text-box>
            <text:p><text:span text:style-name="T3">2</text:span></text:p>
          </draw:text-box>
        </draw:frame>
        <draw:frame draw:style-name="gr12" draw:text-style-name="P10" draw:layer="layout" svg:width="1.154cm" svg:height="0.687cm" svg:x="4.446cm" svg:y="10.713cm">
          <draw:text-box>
            <text:p><text:span text:style-name="T3">1</text:span></text:p>
          </draw:text-box>
        </draw:frame>
        <draw:frame draw:style-name="gr12" draw:text-style-name="P10" draw:layer="layout" svg:width="1.154cm" svg:height="0.687cm" svg:x="2.746cm" svg:y="11.813cm">
          <draw:text-box>
            <text:p><text:span text:style-name="T3">1</text:span></text:p>
          </draw:text-box>
        </draw:frame>
        <draw:frame draw:style-name="gr12" draw:text-style-name="P10" draw:layer="layout" svg:width="1.154cm" svg:height="0.687cm" svg:x="11.246cm" svg:y="10.9cm">
          <draw:text-box>
            <text:p><text:span text:style-name="T3">1</text:span></text:p>
          </draw:text-box>
        </draw:frame>
        <draw:frame draw:style-name="gr12" draw:text-style-name="P10" draw:layer="layout" svg:width="1.154cm" svg:height="0.687cm" svg:x="10.646cm" svg:y="14.5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lexandre Pinon</meta:initial-creator>
    <meta:creation-date>2021-12-02T19:45:53.49</meta:creation-date>
    <meta:generator>LibreOffice/6.3.4.2$Windows_X86_64 LibreOffice_project/60da17e045e08f1793c57c00ba83cdfce946d0aa</meta:generator>
    <dc:date>2021-12-03T08:28:07.250000000</dc:date>
    <meta:editing-duration>PT1H20M34S</meta:editing-duration>
    <meta:editing-cycles>12</meta:editing-cycles>
    <meta:document-statistic meta:object-count="35"/>
  </office:meta>
</office:document-meta>
</file>